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8be5" officeooo:paragraph-rsid="00188be5"/>
    </style:style>
    <style:style style:name="P2" style:family="paragraph" style:parent-style-name="Standard">
      <style:paragraph-properties fo:text-align="center" style:justify-single-word="false"/>
      <style:text-properties officeooo:rsid="00188be5" officeooo:paragraph-rsid="00188be5"/>
    </style:style>
    <style:style style:name="P3" style:family="paragraph" style:parent-style-name="Standard">
      <style:paragraph-properties fo:text-align="start" style:justify-single-word="false"/>
      <style:text-properties officeooo:rsid="00188be5" officeooo:paragraph-rsid="00188be5"/>
    </style:style>
    <style:style style:name="P4" style:family="paragraph" style:parent-style-name="Standard">
      <style:paragraph-properties fo:text-align="start" style:justify-single-word="false"/>
      <style:text-properties officeooo:paragraph-rsid="0019c4a1"/>
    </style:style>
    <style:style style:name="P5" style:family="paragraph" style:parent-style-name="Standard">
      <style:paragraph-properties fo:text-align="start" style:justify-single-word="false"/>
      <style:text-properties officeooo:rsid="0019c4a1" officeooo:paragraph-rsid="0019c4a1"/>
    </style:style>
    <style:style style:name="P6" style:family="paragraph" style:parent-style-name="Standard">
      <style:paragraph-properties fo:text-align="start" style:justify-single-word="false"/>
      <style:text-properties fo:color="#000000" officeooo:rsid="0019c4a1" officeooo:paragraph-rsid="0019c4a1"/>
    </style:style>
    <style:style style:name="P7" style:family="paragraph" style:parent-style-name="Standard">
      <style:text-properties style:text-underline-style="none" officeooo:rsid="00188be5" officeooo:paragraph-rsid="00188be5"/>
    </style:style>
    <style:style style:name="P8" style:family="paragraph" style:parent-style-name="Preformatted_20_Text">
      <style:paragraph-properties fo:text-align="start" style:justify-single-word="false"/>
      <style:text-properties fo:color="#ff8080" officeooo:rsid="0019c4a1" officeooo:paragraph-rsid="001e48db"/>
    </style:style>
    <style:style style:name="P9" style:family="paragraph" style:parent-style-name="Preformatted_20_Text">
      <style:paragraph-properties fo:text-align="start" style:justify-single-word="false"/>
      <style:text-properties fo:color="#000000" officeooo:rsid="0019c4a1" officeooo:paragraph-rsid="001e48db"/>
    </style:style>
    <style:style style:name="P10" style:family="paragraph" style:parent-style-name="Preformatted_20_Text">
      <style:paragraph-properties fo:text-align="start" style:justify-single-word="false"/>
      <style:text-properties fo:color="#000000" officeooo:rsid="001e48db" officeooo:paragraph-rsid="001e48db"/>
    </style:style>
    <style:style style:name="P11" style:family="paragraph" style:parent-style-name="Preformatted_20_Text">
      <style:paragraph-properties fo:text-align="start" style:justify-single-word="false"/>
      <style:text-properties fo:color="#000000" officeooo:rsid="001ffb59" officeooo:paragraph-rsid="001ffb59"/>
    </style:style>
    <style:style style:name="T1" style:family="text">
      <style:text-properties officeooo:rsid="0019c4a1"/>
    </style:style>
    <style:style style:name="T2" style:family="text">
      <style:text-properties fo:color="#ff8080" officeooo:rsid="0019c4a1"/>
    </style:style>
    <style:style style:name="T3" style:family="text">
      <style:text-properties fo:color="#000000"/>
    </style:style>
    <style:style style:name="T4" style:family="text">
      <style:text-properties officeooo:rsid="001e48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</text:p>
      <text:p text:style-name="P2"/>
      <text:p text:style-name="P2">Ataque de Torres</text:p>
      <text:p text:style-name="P2"/>
      <text:p text:style-name="P3">El objetivo del juego es matar a los <text:span text:style-name="T4">enemigos</text:span> antes de que lleguen al final del recorrido.</text:p>
      <text:p text:style-name="P3"/>
      <text:p text:style-name="P3">Ṕ<text:span text:style-name="T1">ara ello cuento con una tienda de torres las cuales me permiten atacarlos en la posicion que yo indique, la torre Instagram dispara una bala al enemigo , la Torre Facebook dispara tres balas al enemigo pero con un tiempo mayor para encontrar objetivo, cuento con 10 vidas y cada orda de malos es mas dificil de matar</text:span></text:p>
      <text:p text:style-name="P3"/>
      <text:p text:style-name="P5">Desarrollo:</text:p>
      <text:p text:style-name="P5">Busque una forma de que el juego por crear tenga gráficos , la mejor opción para un juego simple es Qt Creator, esta basado en c++ y tiene clases muy parecidas</text:p>
      <text:p text:style-name="P5"/>
      <text:p text:style-name="P4"><text:span text:style-name="T1">Primero busque las clases similares a las de STL como vector – Qvector que tiene la misma funcionalidad, luego tuve que encontrar de que clase era mejor heredar los enemigo y torres, para que tengan imagenes era el </text:span><text:span text:style-name="T2">QgraphicsPixmapItem .</text:span></text:p>
      <text:p text:style-name="P6"/>
      <text:p text:style-name="P6">Problemas y Soluciones:</text:p>
      <text:p text:style-name="P6">Recibir el movimiento y clicks del Mouse .- </text:p>
      <text:p text:style-name="P8">QgraphicsSceneMouseEvent <text:span text:style-name="T3">esta clase me permitia recibir cuando el mouse se movia y cuando generaba click en mis diferente objetos de fabrica</text:span></text:p>
      <text:p text:style-name="P9"/>
      <text:p text:style-name="P10">Bala: El disparo de la bala tiene que seguir al malo por ello necesito saber para que direccio avanzar como la mayoria de direcciones son diagonales a la torres, tengo que crear una linea imaginaria luego hallar el angulo de dicha linea y multiplicar un factor por el sin y cos para sumarle a la posición de la bala en x e y.</text:p>
      <text:p text:style-name="P10"/>
      <text:p text:style-name="P11">Audio: Para poner musica necesitaba </text:p>
      <text:p text:style-name="P10"/>
      <text:p text:style-name="P10"/>
      <text:p text:style-name="P9"><text:s/></text:p>
      <text:p text:style-name="P6"/>
      <text:p text:style-name="P6"/>
      <text:p text:style-name="P5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9:55:39.997879708</meta:creation-date>
    <meta:generator>LibreOffice/5.1.4.2$Linux_X86_64 LibreOffice_project/10m0$Build-2</meta:generator>
    <dc:date>2016-12-02T13:38:15.390194417</dc:date>
    <meta:editing-duration>PT11M17S</meta:editing-duration>
    <meta:editing-cycles>3</meta:editing-cycles>
    <meta:document-statistic meta:table-count="0" meta:image-count="0" meta:object-count="0" meta:page-count="1" meta:paragraph-count="13" meta:word-count="250" meta:character-count="1404" meta:non-whitespace-character-count="1162"/>
  </office:meta>
</office:document-meta>
</file>